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ab98da" officeooo:paragraph-rsid="00ab98da"/>
    </style:style>
    <style:style style:name="P3" style:family="paragraph" style:parent-style-name="Text_20_body">
      <style:text-properties officeooo:rsid="00b03e26" officeooo:paragraph-rsid="00b03e26"/>
    </style:style>
    <style:style style:name="P4" style:family="paragraph" style:parent-style-name="Text_20_body">
      <style:text-properties officeooo:rsid="00b3ac04" officeooo:paragraph-rsid="00b3ac04"/>
    </style:style>
    <style:style style:name="P5" style:family="paragraph" style:parent-style-name="Text_20_body">
      <style:text-properties fo:font-weight="bold" officeooo:rsid="00b3ac04" officeooo:paragraph-rsid="00b3ac04" style:font-weight-asian="bold" style:font-weight-complex="bold"/>
    </style:style>
    <style:style style:name="P6" style:family="paragraph" style:parent-style-name="Text_20_body">
      <style:text-properties fo:font-weight="bold" officeooo:rsid="00b6e7ca" officeooo:paragraph-rsid="00b6e7ca" style:font-weight-asian="bold" style:font-weight-complex="bold"/>
    </style:style>
    <style:style style:name="P7" style:family="paragraph" style:parent-style-name="Text_20_body">
      <style:text-properties fo:font-weight="bold" officeooo:rsid="00b6e7ca" officeooo:paragraph-rsid="00b78190" style:font-weight-asian="bold" style:font-weight-complex="bold"/>
    </style:style>
    <style:style style:name="P8" style:family="paragraph" style:parent-style-name="Text_20_body">
      <style:text-properties officeooo:rsid="00b6e7ca" officeooo:paragraph-rsid="00b6e7ca"/>
    </style:style>
    <style:style style:name="P9" style:family="paragraph" style:parent-style-name="Text_20_body">
      <style:text-properties officeooo:rsid="00b9405b" officeooo:paragraph-rsid="00b9405b"/>
    </style:style>
    <style:style style:name="P10" style:family="paragraph" style:parent-style-name="Text_20_body">
      <style:text-properties officeooo:rsid="00ba5069" officeooo:paragraph-rsid="00ba5069"/>
    </style:style>
    <style:style style:name="P11" style:family="paragraph" style:parent-style-name="Text_20_body">
      <style:text-properties officeooo:rsid="00ba7a90" officeooo:paragraph-rsid="00ba7a90"/>
    </style:style>
    <style:style style:name="P12" style:family="paragraph" style:parent-style-name="Text_20_body">
      <style:text-properties officeooo:rsid="00bc348c" officeooo:paragraph-rsid="00c5ddb9"/>
    </style:style>
    <style:style style:name="P13" style:family="paragraph" style:parent-style-name="Text_20_body">
      <style:text-properties officeooo:rsid="00be19dc" officeooo:paragraph-rsid="00be19dc"/>
    </style:style>
    <style:style style:name="P14" style:family="paragraph" style:parent-style-name="Text_20_body">
      <style:text-properties officeooo:rsid="00bfeb3f" officeooo:paragraph-rsid="00bfeb3f"/>
    </style:style>
    <style:style style:name="P15" style:family="paragraph" style:parent-style-name="Text_20_body">
      <style:text-properties officeooo:rsid="00c0f0e3" officeooo:paragraph-rsid="00c0f0e3"/>
    </style:style>
    <style:style style:name="P16" style:family="paragraph" style:parent-style-name="Text_20_body">
      <style:text-properties officeooo:rsid="00c3c9a5" officeooo:paragraph-rsid="00c3c9a5"/>
    </style:style>
    <style:style style:name="P17" style:family="paragraph" style:parent-style-name="Text_20_body">
      <style:text-properties officeooo:rsid="00c4d30e" officeooo:paragraph-rsid="00c4d30e"/>
    </style:style>
    <style:style style:name="P18" style:family="paragraph" style:parent-style-name="Text_20_body">
      <style:text-properties officeooo:rsid="00c83092" officeooo:paragraph-rsid="00c83092"/>
    </style:style>
    <style:style style:name="P19" style:family="paragraph" style:parent-style-name="Text_20_body">
      <style:text-properties officeooo:rsid="00cdc2a7" officeooo:paragraph-rsid="00cdc2a7"/>
    </style:style>
    <style:style style:name="P20" style:family="paragraph" style:parent-style-name="Text_20_body">
      <style:text-properties officeooo:rsid="00cbf124" officeooo:paragraph-rsid="00cbf124"/>
    </style:style>
    <style:style style:name="P21" style:family="paragraph" style:parent-style-name="Text_20_body">
      <style:text-properties officeooo:rsid="00d289d1" officeooo:paragraph-rsid="00d289d1"/>
    </style:style>
    <style:style style:name="P22" style:family="paragraph" style:parent-style-name="Text_20_body">
      <style:text-properties officeooo:rsid="00ab7998" officeooo:paragraph-rsid="00ab7998"/>
    </style:style>
    <style:style style:name="P23" style:family="paragraph" style:parent-style-name="Text_20_body">
      <style:text-properties officeooo:rsid="00e495c5" officeooo:paragraph-rsid="00e495c5"/>
    </style:style>
    <style:style style:name="P24" style:family="paragraph" style:parent-style-name="Comando">
      <style:text-properties officeooo:paragraph-rsid="00b06ba1"/>
    </style:style>
    <style:style style:name="P25" style:family="paragraph" style:parent-style-name="Comando">
      <style:text-properties officeooo:paragraph-rsid="00e65fc8"/>
    </style:style>
    <style:style style:name="P26" style:family="paragraph" style:parent-style-name="Heading_20_1">
      <style:paragraph-properties fo:text-align="center" style:justify-single-word="false"/>
      <style:text-properties officeooo:rsid="00463cfe" officeooo:paragraph-rsid="00445afc"/>
    </style:style>
    <style:style style:name="P27" style:family="paragraph" style:parent-style-name="Heading_20_2">
      <style:text-properties officeooo:rsid="00a8a040" officeooo:paragraph-rsid="00a8a040"/>
    </style:style>
    <style:style style:name="P28" style:family="paragraph" style:parent-style-name="Heading_20_2">
      <style:text-properties officeooo:rsid="00d289d1" officeooo:paragraph-rsid="00d289d1"/>
    </style:style>
    <style:style style:name="P29" style:family="paragraph" style:parent-style-name="Heading_20_3">
      <style:text-properties officeooo:rsid="00a8a040" officeooo:paragraph-rsid="00a8a040"/>
    </style:style>
    <style:style style:name="P30" style:family="paragraph" style:parent-style-name="Heading_20_3">
      <style:text-properties officeooo:rsid="00cdc2a7" officeooo:paragraph-rsid="00cdc2a7"/>
    </style:style>
    <style:style style:name="P31" style:family="paragraph" style:parent-style-name="Heading_20_3">
      <style:text-properties officeooo:rsid="00cbf124" officeooo:paragraph-rsid="00cbf124"/>
    </style:style>
    <style:style style:name="P32" style:family="paragraph" style:parent-style-name="Text_20_body" style:list-style-name="L1">
      <style:text-properties officeooo:rsid="00b3ac04" officeooo:paragraph-rsid="00b3ac04"/>
    </style:style>
    <style:style style:name="P33" style:family="paragraph" style:parent-style-name="Text_20_body" style:list-style-name="L2">
      <style:text-properties officeooo:rsid="00b54e01" officeooo:paragraph-rsid="00b54e01"/>
    </style:style>
    <style:style style:name="P34" style:family="paragraph" style:parent-style-name="Text_20_body" style:list-style-name="L3">
      <style:text-properties officeooo:paragraph-rsid="00b9405b"/>
    </style:style>
    <style:style style:name="P35" style:family="paragraph" style:parent-style-name="Text_20_body" style:list-style-name="L4">
      <style:text-properties officeooo:rsid="00ba7a90" officeooo:paragraph-rsid="00ba7a90"/>
    </style:style>
    <style:style style:name="T1" style:family="text">
      <style:text-properties fo:font-weight="bold" style:font-weight-asian="bold" style:font-weight-complex="bold"/>
    </style:style>
    <style:style style:name="T2" style:family="text">
      <style:text-properties fo:font-weight="bold" officeooo:rsid="00afbfca" style:font-weight-asian="bold" style:font-weight-complex="bold"/>
    </style:style>
    <style:style style:name="T3" style:family="text">
      <style:text-properties fo:font-weight="bold" officeooo:rsid="00b9405b" style:font-weight-asian="bold" style:font-weight-complex="bold"/>
    </style:style>
    <style:style style:name="T4" style:family="text">
      <style:text-properties officeooo:rsid="00a79356"/>
    </style:style>
    <style:style style:name="T5" style:family="text">
      <style:text-properties officeooo:rsid="00b06ba1"/>
    </style:style>
    <style:style style:name="T6" style:family="text">
      <style:text-properties officeooo:rsid="00b210da"/>
    </style:style>
    <style:style style:name="T7" style:family="text">
      <style:text-properties officeooo:rsid="00b331d6"/>
    </style:style>
    <style:style style:name="T8" style:family="text">
      <style:text-properties fo:font-weight="normal" officeooo:rsid="00b78190" style:font-weight-asian="normal" style:font-weight-complex="normal"/>
    </style:style>
    <style:style style:name="T9" style:family="text">
      <style:text-properties fo:font-weight="normal" officeooo:rsid="00b9405b" style:font-weight-asian="normal" style:font-weight-complex="normal"/>
    </style:style>
    <style:style style:name="T10" style:family="text">
      <style:text-properties officeooo:rsid="00b78190"/>
    </style:style>
    <style:style style:name="T11" style:family="text">
      <style:text-properties officeooo:rsid="00c3c9a5"/>
    </style:style>
    <style:style style:name="T12" style:family="text">
      <style:text-properties officeooo:rsid="00c9767d"/>
    </style:style>
    <style:style style:name="T13" style:family="text">
      <style:text-properties officeooo:rsid="00cf2bb3"/>
    </style:style>
    <style:style style:name="T14" style:family="text">
      <style:text-properties officeooo:rsid="00d0a6dd"/>
    </style:style>
    <style:style style:name="T15" style:family="text">
      <style:text-properties officeooo:rsid="00d270af"/>
    </style:style>
    <style:style style:name="T16" style:family="text">
      <style:text-properties officeooo:rsid="00d2ed8e"/>
    </style:style>
    <style:style style:name="T17" style:family="text">
      <style:text-properties officeooo:rsid="00d95fe6"/>
    </style:style>
    <style:style style:name="T18" style:family="text">
      <style:text-properties officeooo:rsid="00b9405b"/>
    </style:style>
    <style:style style:name="T19" style:family="text">
      <style:text-properties officeooo:rsid="00e0f0a4"/>
    </style:style>
    <style:style style:name="T20" style:family="text">
      <style:text-properties officeooo:rsid="00e619f3"/>
    </style:style>
    <style:style style:name="T21" style:family="text">
      <style:text-properties officeooo:rsid="00eac24e"/>
    </style:style>
    <style:style style:name="T22" style:family="text">
      <style:text-properties officeooo:rsid="00eacf0f"/>
    </style:style>
    <style:style style:name="T23" style:family="text">
      <style:text-properties officeooo:rsid="00ead539"/>
    </style:style>
    <style:style style:name="T24" style:family="text">
      <style:text-properties officeooo:rsid="00eb095a"/>
    </style:style>
    <style:style style:name="T25" style:family="text">
      <style:text-properties officeooo:rsid="00ecf0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Ejecutando docker containers. <text:span text:style-name="T4">Docker compose</text:span></text:h>
      <text:h text:style-name="P27" text:outline-level="2">Creación de servicios docker mediante docker-compose</text:h>
      <text:p text:style-name="P2">Docker compose es una herramienta que permite gestionar los docker container como <text:span text:style-name="T1">servicios</text:span> descritos a través de un archivo de definición, <text:span text:style-name="T1">docker-compose.yml</text:span>, escrito en formato <text:span text:style-name="T1">yaml</text:span>.</text:p>
      <text:p text:style-name="P2">De este modo pueden crearse conjuntos de container relacionados, conectados automáticamente a través de una user defined network y que podremos gestionar cómodamente con el comando <text:span text:style-name="T1">docker-compose</text:span> y todas sus opciones.</text:p>
      <text:h text:style-name="P29" text:outline-level="3">Instalación</text:h>
      <text:p text:style-name="P22">En un host con docker-engine instalado podemos instalar docker-compose con l<text:span text:style-name="T17">os</text:span> comando<text:span text:style-name="T17">s</text:span></text:p>
      <text:p text:style-name="Comando">curl -L "https://github.com/docker/compose/releases/download/1.27.1/docker-compose-$(uname -s)-$(uname -m)" -o /usr/local/bin/docker-compose</text:p>
      <text:p text:style-name="P23">a continuación establecemos permiso de ejecución en el binario descargado:</text:p>
      <text:p text:style-name="Comando">chmod +x /usr/local/bin/docker-compose</text:p>
      <text:h text:style-name="P29" text:outline-level="3">Archivo de servicios docker-compose.yml</text:h>
      <text:p text:style-name="P3">El comando docker-compose actúa sobre una definición de servicios definida en un archivo con sintaxis yaml, cuyo nombre por defecto es <text:span text:style-name="T1">docker-compose.yml</text:span>. Veamos un ejemplo</text:p>
      <text:p text:style-name="P24">version: '<text:span text:style-name="T16">3</text:span>'</text:p>
      <text:p text:style-name="P24">services:</text:p>
      <text:p text:style-name="Comando">#Service <text:span text:style-name="T5">mysql</text:span> toma el Dockerfile de<text:span text:style-name="T5">l directorio</text:span> ./<text:span text:style-name="T5">mysql</text:span>, mapea el <text:span text:style-name="T5">3306</text:span> al host y monta el volumen de <text:span text:style-name="T7">datos de mysql</text:span></text:p>
      <text:p text:style-name="Comando"><text:s/><text:span text:style-name="T5">mysql</text:span>:</text:p>
      <text:p text:style-name="P24"><text:s text:c="2"/>build: ./<text:span text:style-name="T5">mysql</text:span> </text:p>
      <text:p text:style-name="Comando"><text:s text:c="2"/>ports:</text:p>
      <text:p text:style-name="Comando"><text:s text:c="2"/>- "<text:span text:style-name="T5">3306</text:span>:<text:span text:style-name="T5">3306</text:span>"</text:p>
      <text:p text:style-name="Comando"><text:s text:c="2"/>volumes:</text:p>
      <text:p text:style-name="Comando"><text:s text:c="2"/>- <text:span text:style-name="T5">mysql</text:span>:/var/lib/<text:span text:style-name="T6">mysql</text:span></text:p>
      <text:p text:style-name="Comando">#Service <text:span text:style-name="T5">apache</text:span> toma el Dockerfile de ./<text:span text:style-name="T5">apache</text:span>, mapea <text:span text:style-name="T5">los puertos 80 y 443</text:span> al <text:span text:style-name="T5">80 y 443 del </text:span>host y monta el volumen para <text:span text:style-name="T5">el directorio de websites</text:span></text:p>
      <text:p text:style-name="Comando"><text:s/>dev:</text:p>
      <text:p text:style-name="Comando"><text:s text:c="2"/>build: ./<text:span text:style-name="T5">apache</text:span> <text:s text:c="2"/></text:p>
      <text:p text:style-name="Comando"><text:soft-page-break/><text:s text:c="2"/>ports:</text:p>
      <text:p text:style-name="Comando"><text:s text:c="2"/>- "8<text:span text:style-name="T5">0</text:span>:<text:span text:style-name="T5">80</text:span>"</text:p>
      <text:p text:style-name="P24"><text:s text:c="2"/>- "<text:span text:style-name="T5">443</text:span>:<text:span text:style-name="T5">443</text:span>"</text:p>
      <text:p text:style-name="Comando"><text:s text:c="2"/>volumes:</text:p>
      <text:p text:style-name="Comando"><text:s text:c="2"/>- <text:span text:style-name="T6">html</text:span>:/<text:span text:style-name="T5">var/www/html</text:span></text:p>
      <text:p text:style-name="Comando"><text:s text:c="2"/>depends_on:</text:p>
      <text:p text:style-name="Comando"><text:s text:c="2"/>- <text:span text:style-name="T5">mysql</text:span></text:p>
      <text:p text:style-name="Comando">volumes:</text:p>
      <text:p text:style-name="Comando"><text:s text:c="2"/><text:span text:style-name="T5">mysql</text:span>:</text:p>
      <text:p text:style-name="Comando"><text:s text:c="2"/><text:span text:style-name="T6">html</text:span>:</text:p>
      <text:p text:style-name="P4">El archivo anterior define dos servicios</text:p>
      <text:p text:style-name="P5">mysql:</text:p>
      <text:list xml:id="list433236092" text:style-name="L1">
        <text:list-item>
          <text:p text:style-name="P32">Para la generación de este servicio utilizará el Dockerfile ubicado en el directorio mysql</text:p>
        </text:list-item>
        <text:list-item>
          <text:p text:style-name="P32">Mapeará el puerto 3306 (mysqld) al puerto 3306 del host</text:p>
        </text:list-item>
        <text:list-item>
          <text:p text:style-name="P32">Creará un volumen, de nombre mysql, que se mapeará en el container en la ruta /var/lib/mysql, este es el directorio de datos de mysql</text:p>
        </text:list-item>
      </text:list>
      <text:p text:style-name="P5">apache:</text:p>
      <text:list xml:id="list1674291954" text:style-name="L2">
        <text:list-item>
          <text:p text:style-name="P33">Utilizará el Dockerfile dentro del directorio apache</text:p>
        </text:list-item>
        <text:list-item>
          <text:p text:style-name="P33">Mapeará los puertos 80 y 443 (http y https) a los puertos 80 y 443 del host</text:p>
        </text:list-item>
        <text:list-item>
          <text:p text:style-name="P33">Creará el volumen html que se mapeará en el container a la ruta raíz del servidor web /var/www/html</text:p>
        </text:list-item>
      </text:list>
      <text:p text:style-name="P8">Veamos ahora el contenido de los archivos Dockerfile</text:p>
      <text:p text:style-name="P6">Dockerfile para apache: <text:span text:style-name="T8">Ubicado dentro del directorio apache</text:span></text:p>
      <text:p text:style-name="Comando">FROM debian:<text:span text:style-name="T15">latest</text:span></text:p>
      <text:p text:style-name="Comando">ENV TERM xterm</text:p>
      <text:p text:style-name="Comando"><text:span text:style-name="T20">LABEL maintainer=j</text:span>avierfp@iessanclemente.net</text:p>
      <text:p text:style-name="Comando">#Instalamos apache2</text:p>
      <text:p text:style-name="Comando">RUN apt update &amp;&amp; apt install -y apache2 <text:span text:style-name="T13">php php-pear php-mysql</text:span></text:p>
      <text:p text:style-name="Comando">#Comando para arrancar apache</text:p>
      <text:p text:style-name="Comando">ENTRYPOINT ["apachectl","-DFOREGROUND"]</text:p>
      <text:p text:style-name="P7"><text:soft-page-break/>Dockerfile para <text:span text:style-name="T10">mysql</text:span>: <text:span text:style-name="T8">Ubicado dentro del directorio mysql</text:span></text:p>
      <text:p text:style-name="Comando">FROM debian:<text:span text:style-name="T15">latest</text:span></text:p>
      <text:p text:style-name="Comando">ENV TERM xterm</text:p>
      <text:p text:style-name="P25"><text:span text:style-name="T20">LABEL maintainer=j</text:span>avierfp@iessanclemente.net</text:p>
      <text:p text:style-name="Comando">#Instalamos mysql</text:p>
      <text:p text:style-name="Comando">#El export evita que pida la password para root de mysql</text:p>
      <text:p text:style-name="Comando">RUN <text:tab/>export DEBIAN_FRONTEND=noninteractive; \</text:p>
      <text:p text:style-name="Comando"><text:tab/>apt update &amp;&amp; apt install -y m<text:span text:style-name="T23">ariadb</text:span>-server</text:p>
      <text:p text:style-name="Comando">#Habilitamos la escucha de mysql en todas las interfaces</text:p>
      <text:p text:style-name="Comando">RUN sed -i 's/127.0.0.1/0.0.0.0/' /etc/mysql/mariadb.conf.<text:span text:style-name="T25">d/50-server.cnf</text:span></text:p>
      <text:p text:style-name="Comando">#Comando para arrancar mysql</text:p>
      <text:p text:style-name="Comando">ENTRYPOINT ["mysqld_safe"]</text:p>
      <text:h text:style-name="P29" text:outline-level="3">Creando y ejecutando servicios</text:h>
      <text:p text:style-name="P9">Ahora vamos a lanzar la generación de los servicios a partir de los archivos definidos anteriormente. <text:s/>Ejecutamos los siguientes pasos:</text:p>
      <text:p text:style-name="Comando">mkdir <text:span text:style-name="T14">lamp</text:span></text:p>
      <text:p text:style-name="Comando">mkdir <text:span text:style-name="T14">lamp</text:span>/apache <text:span text:style-name="T14">lamp</text:span>/mysql</text:p>
      <text:p text:style-name="Comando">cd <text:span text:style-name="T14">lamp</text:span></text:p>
      <text:list xml:id="list2758311771" text:style-name="L3">
        <text:list-item>
          <text:p text:style-name="P34"><text:span text:style-name="T18">Creamos dentro del directorio </text:span><text:span text:style-name="T3">lamp</text:span><text:span text:style-name="T18"> un archivo </text:span><text:span text:style-name="T3">docker-compose.yml</text:span><text:span text:style-name="T18"> al que añadimos las líneas del archivo docker-compose.yml de más arriba</text:span></text:p>
        </text:list-item>
        <text:list-item>
          <text:p text:style-name="P34"><text:span text:style-name="T18">Creamos dentro del directorio </text:span><text:span text:style-name="T3">lamp/mysql</text:span><text:span text:style-name="T18"> un archivo </text:span><text:span text:style-name="T3">Dockerfile</text:span><text:span text:style-name="T18"> al que añadimos las líneas del archivo Dockerfile de </text:span><text:span text:style-name="T9">mysql</text:span><text:span text:style-name="T18"> visto anteriormente</text:span></text:p>
        </text:list-item>
        <text:list-item>
          <text:p text:style-name="P34"><text:span text:style-name="T18">Creamos dentro del directorio </text:span><text:span text:style-name="T3">lamp/apache</text:span><text:span text:style-name="T18"> un archivo </text:span><text:span text:style-name="T3">Dockerfile</text:span><text:span text:style-name="T18"> al que añadimos las líneas del archivo Dockerfile de apache visto anteriormente</text:span></text:p>
        </text:list-item>
      </text:list>
      <text:p text:style-name="P10">Ahora lanzaremos la generación de servicios mediante docker-compose. Desde el directorio <text:span text:style-name="T14">lamp</text:span> ejecutamos</text:p>
      <text:p text:style-name="Comando">docker-compose up -d</text:p>
      <text:p text:style-name="P11">El comando docker-compose up, con la opción -d (dettached, es decir en segundo plano) ejecuta lo siguiente</text:p>
      <text:list xml:id="list889701636" text:style-name="L4">
        <text:list-item>
          <text:p text:style-name="P35">Crea una network de tipo bridge de nombre lamp_default a la que conectará los container cuando éstos se ejecuten</text:p>
        </text:list-item>
        <text:list-item>
          <text:p text:style-name="P35"><text:soft-page-break/>Crea las imágenes docker, a partir de las claúsulas build, y tomando los Dockerfile correspondientes</text:p>
        </text:list-item>
        <text:list-item>
          <text:p text:style-name="P35">Crea los volúmenes de datos</text:p>
        </text:list-item>
        <text:list-item>
          <text:p text:style-name="P35">Lanzará los containers</text:p>
        </text:list-item>
      </text:list>
      <text:p text:style-name="P11">Tras finalizar el comando dispondremos de:</text:p>
      <text:p text:style-name="P11"><text:span text:style-name="T1">Docker images</text:span>: <text:span text:style-name="T14">lamp</text:span>_mysql y <text:span text:style-name="T14">lamp</text:span>_apache. El nombre “<text:span text:style-name="T14">lamp</text:span>” lo <text:span text:style-name="T21">obtiene</text:span> del nombre del directorio en el que reside el archivo docker-compose.yml. Puede modificarse pasando al comando el parámetro -p</text:p>
      <text:p text:style-name="P11"><text:span text:style-name="T1">Volúmenes de datos</text:span>: <text:span text:style-name="T14">lamp</text:span>_html y <text:span text:style-name="T14">lamp</text:span>_mysql</text:p>
      <text:p text:style-name="P11"><text:span text:style-name="T1">Network</text:span>: <text:span text:style-name="T14">lamp</text:span>_default</text:p>
      <text:p text:style-name="P11"><text:span text:style-name="T1">Containers</text:span>: <text:span text:style-name="T14">lamp</text:span>_mysql_1 <text:span text:style-name="T14">lamp</text:span>_apache_1</text:p>
      <text:p text:style-name="P12">Los nombres de los container tienen como terminación un número, que indica el número del container para el servicio. Esto es así porque es posible crear varios containers para un mismo servicio mediante el comando <text:span text:style-name="T1">docker-compose scale</text:span></text:p>
      <text:h text:style-name="Heading_20_2" text:outline-level="2"><text:span text:style-name="T1">Gestionando </text:span><text:span text:style-name="T2">de servicios mediante docker-compose</text:span></text:h>
      <text:p text:style-name="P13">El comando docker-compose up, ejecuta automáticamente varios pasos. <text:span text:style-name="T11">Podríamos ejecutar de forma individual algunos de esos pasos con comandos docker-compose</text:span></text:p>
      <text:p text:style-name="P16">Creación de imágenes:</text:p>
      <text:p text:style-name="Comando">docker-compose build</text:p>
      <text:p text:style-name="P16">Creación de los servicios (containers y volúmenes)</text:p>
      <text:p text:style-name="Comando">docker-compose create</text:p>
      <text:p text:style-name="P14"><text:span text:style-name="T11">Arranque de los servicios:</text:span> </text:p>
      <text:p text:style-name="Comando">docker-compose start</text:p>
      <text:h text:style-name="Heading_20_3" text:outline-level="3">NOTA</text:h>
      <text:p text:style-name="P16">Para que se cree la network a la que se conectarán los servicios debemos usar el comando docker-<text:span text:style-name="T19">compose </text:span>up, ninguno de los comandos anteriores, build, create o start lo hace.</text:p>
      <text:p text:style-name="P15">El comando docker-compose up realiza todos estos pasos de una vez</text:p>
      <text:p text:style-name="P15">De forma simétrico podríamos detener los servicios con</text:p>
      <text:p text:style-name="Comando">docker-compose stop</text:p>
      <text:p text:style-name="P15">Eliminar los servicios con:</text:p>
      <text:p text:style-name="Comando"><text:soft-page-break/>docker-compose rm</text:p>
      <text:p text:style-name="P17">Si quisiéramos eliminar también las imágenes</text:p>
      <text:p text:style-name="Comando">docker-compose down --rmi all </text:p>
      <text:p text:style-name="P17">El comando docker-compose down es similar a docker-compose up en el sentido en que realiza varias acciones a la vez. Un docker-compose down detendría y eliminaría, si existen, los servicios y los volúmenes. Si además queremos eliminar las imágenes pasamos el argumento --rmi all como en el ejemplo anterior</text:p>
      <text:p text:style-name="P18">Otro comando interesante es docker-compose exec que permite ejecutar un comando en un servicio. Veamos por ejemplo como abrir una shell bash en uno de los servicios creados anteriomente</text:p>
      <text:p text:style-name="Comando">docker-compose exec mysql <text:span text:style-name="T22">b</text:span>ash</text:p>
      <text:p text:style-name="P18">Lanzaría una sesión bash dentro del container del servicio mysql</text:p>
      <text:h text:style-name="P30" text:outline-level="3">NOTA</text:h>
      <text:p text:style-name="P19">El comando anterior identifica al servicio, según se denomina en docker-compose.yml, <text:span text:style-name="T1">no al nombre del container</text:span></text:p>
      <text:p text:style-name="P18">Para listar <text:span text:style-name="T12">los servicios en ejecución</text:span></text:p>
      <text:p text:style-name="Comando">docker-compose ps</text:p>
      <text:h text:style-name="P31" text:outline-level="3">NOTA</text:h>
      <text:p text:style-name="P20">Los comandos docker-compose deben de lanzarse desde el directorio en el que se encuentra el archivo de definición de servicios docker-compose.yml, o bien pasarle la ruta del mismo al comando mediante la opción -f</text:p>
      <text:h text:style-name="P28" text:outline-level="2">Referencias</text:h>
      <text:p text:style-name="P21">Docker Compose: <text:a xlink:type="simple" xlink:href="https://docs.docker.com/compose/" text:style-name="Internet_20_link" text:visited-style-name="Visited_20_Internet_20_Link">https://docs.docker.com/compose/</text:a></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mando" style:family="paragraph" style:parent-style-name="Text_20_body" style:next-style-name="Text_20_body" style:master-page-name="">
      <loext:graphic-properties draw:fill="none" draw:fill-color="#eeeeee"/>
      <style:paragraph-properties style:page-number="auto" fo:background-color="transparent" fo:padding="0.049cm" fo:border="0.06pt dash-dot #000000" style:writing-mode="page"/>
      <style:text-properties style:font-name="Liberation Mono1" fo:font-family="'Liberation Mono'" style:font-style-name="Regular"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1T18:22:50.447000000</meta:creation-date>
    <dc:date>2022-09-28T16:58:02.639715429</dc:date>
    <meta:editing-duration>PT9H22M16S</meta:editing-duration>
    <meta:editing-cycles>219</meta:editing-cycles>
    <meta:generator>LibreOffice/7.3.4.2$Linux_X86_64 LibreOffice_project/30$Build-2</meta:generator>
    <meta:document-statistic meta:table-count="0" meta:image-count="0" meta:object-count="0" meta:page-count="5" meta:paragraph-count="114" meta:word-count="940" meta:character-count="6463" meta:non-whitespace-character-count="5611"/>
  </office:meta>
</office:document-meta>
</file>